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/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/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/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2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office:value-type="string" table:number-columns-spanned="1" table:number-rows-spanned="3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3">09/03/2010</text:date>, <text:time>17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03T17:58:57</dc:date>
    <meta:editing-duration>PT01H34M09S</meta:editing-duration>
    <meta:editing-cycles>10</meta:editing-cycles>
    <meta:generator>OpenOffice.org/3.2$Unix OpenOffice.org_project/320m12$Build-9483</meta:generator>
    <dc:creator>max </dc:creator>
    <meta:document-statistic meta:table-count="3" meta:cell-count="85" meta:object-count="0"/>
  </office:meta>
</office:document-meta>
</file>